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start="" draw:marker-end="Arrowheads_20_1" draw:textarea-vertical-align="middle"/>
    </style:style>
    <style:style style:name="gr3" style:family="graphic" style:parent-style-name="standard">
      <style:graphic-properties svg:stroke-color="#000000" draw:marker-end="Arrowheads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18pt" style:font-size-complex="18pt"/>
    </style:style>
    <style:style style:name="P4" style:family="paragraph">
      <style:text-properties fo:font-size="28pt" fo:font-weight="bold" style:font-size-asian="18pt" style:font-weight-asian="bold" style:font-size-complex="18pt" style:font-weight-complex="bold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 fo:language="en" fo:country="GB" style:font-size-asian="18pt" style:font-size-complex="18pt"/>
    </style:style>
    <style:style style:name="T3" style:family="text">
      <style:text-properties fo:font-size="2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5.887cm" svg:height="1.352cm" svg:x="19.2cm" svg:y="9.2cm">
          <draw:text-box>
            <text:p><text:span text:style-name="T1">Compressor</text:span></text:p>
          </draw:text-box>
        </draw:frame>
        <draw:frame draw:style-name="gr1" draw:text-style-name="P1" xml:id="id4" draw:id="id4" draw:layer="layout" svg:width="5.341cm" svg:height="1.352cm" svg:x="11.3cm" svg:y="14.8cm">
          <draw:text-box>
            <text:p><text:span text:style-name="T1">Evaporator</text:span></text:p>
          </draw:text-box>
        </draw:frame>
        <draw:frame draw:style-name="gr1" draw:text-style-name="P1" xml:id="id2" draw:id="id2" draw:layer="layout" svg:width="5.341cm" svg:height="1.352cm" svg:x="11cm" svg:y="4.8cm">
          <draw:text-box>
            <text:p><text:span text:style-name="T2">Condenser</text:span></text:p>
          </draw:text-box>
        </draw:frame>
        <draw:frame draw:style-name="gr1" draw:text-style-name="P3" xml:id="id3" draw:id="id3" draw:layer="layout" svg:width="4.625cm" svg:height="2.453cm" svg:x="3.3cm" svg:y="9.127cm">
          <draw:text-box>
            <text:p text:style-name="P2"><text:span text:style-name="T1">Throttling</text:span></text:p>
            <text:p text:style-name="P2"><text:span text:style-name="T1">Valve</text:span></text:p>
          </draw:text-box>
        </draw:frame>
        <draw:connector draw:style-name="gr2" draw:text-style-name="P2" draw:layer="layout" svg:x1="22.143cm" svg:y1="9.2cm" svg:x2="16.341cm" svg:y2="5.476cm" draw:start-shape="id1" draw:start-glue-point="0" draw:end-shape="id2" draw:end-glue-point="1" svg:d="m22143 9200v-3724h-5802" svg:viewBox="0 0 5803 3725">
          <text:p/>
        </draw:connector>
        <draw:connector draw:style-name="gr3" draw:text-style-name="P2" draw:layer="layout" svg:x1="11cm" svg:y1="5.476cm" svg:x2="5.612cm" svg:y2="9.127cm" draw:start-shape="id2" draw:start-glue-point="3" draw:end-shape="id3" draw:end-glue-point="0" svg:d="m11000 5476h-5388v3651" svg:viewBox="0 0 5389 3652">
          <text:p/>
        </draw:connector>
        <draw:connector draw:style-name="gr3" draw:text-style-name="P2" draw:layer="layout" svg:x1="5.612cm" svg:y1="11.58cm" svg:x2="11.3cm" svg:y2="15.476cm" draw:start-shape="id3" draw:start-glue-point="2" draw:end-shape="id4" draw:end-glue-point="3" svg:d="m5612 11580v3896h5688" svg:viewBox="0 0 5689 3897">
          <text:p/>
        </draw:connector>
        <draw:connector draw:style-name="gr3" draw:text-style-name="P2" draw:layer="layout" svg:x1="16.641cm" svg:y1="15.476cm" svg:x2="22.143cm" svg:y2="10.552cm" draw:start-shape="id4" draw:start-glue-point="1" draw:end-shape="id1" draw:end-glue-point="2" svg:d="m16641 15476h5502v-4924" svg:viewBox="0 0 5503 4925">
          <text:p/>
        </draw:connector>
        <draw:frame draw:style-name="gr4" draw:text-style-name="P4" draw:layer="layout" svg:width="1.052cm" svg:height="1.352cm" svg:x="18.848cm" svg:y="14.2cm">
          <draw:text-box>
            <text:p><text:span text:style-name="T3">1</text:span></text:p>
          </draw:text-box>
        </draw:frame>
        <draw:frame draw:style-name="gr4" draw:text-style-name="P4" draw:layer="layout" svg:width="1.052cm" svg:height="1.352cm" svg:x="18.4cm" svg:y="5.552cm">
          <draw:text-box>
            <text:p><text:span text:style-name="T3">2</text:span></text:p>
          </draw:text-box>
        </draw:frame>
        <draw:frame draw:style-name="gr4" draw:text-style-name="P4" draw:layer="layout" svg:width="1.052cm" svg:height="1.352cm" svg:x="8.248cm" svg:y="5.552cm">
          <draw:text-box>
            <text:p><text:span text:style-name="T3">3</text:span></text:p>
          </draw:text-box>
        </draw:frame>
        <draw:frame draw:style-name="gr5" draw:text-style-name="P4" draw:layer="layout" svg:width="1.052cm" svg:height="1.352cm" svg:x="7.948cm" svg:y="14.124cm">
          <draw:text-box>
            <text:p><text:span text:style-name="T3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8T08:00:12</meta:creation-date>
    <dc:date>2013-08-20T13:40:32</dc:date>
    <dc:creator>Jeff Gomes</dc:creator>
    <meta:editing-duration>PT8H30M15S</meta:editing-duration>
    <meta:editing-cycles>3</meta:editing-cycles>
    <meta:generator>LibreOffice/3.5$Linux_X86_64 LibreOffice_project/350m1$Build-2</meta:generator>
    <meta:document-statistic meta:object-count="35"/>
  </office:meta>
</office:document-meta>
</file>